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C200000103E8CD007240FE4D04.png" manifest:media-type="image/png"/>
  <manifest:file-entry manifest:full-path="Pictures/1000020100000113000000B72BFC45698A863854.png" manifest:media-type="image/png"/>
  <manifest:file-entry manifest:full-path="Pictures/1000020100000113000000B7B21DA7FD8CEFB55D.png" manifest:media-type="image/png"/>
  <manifest:file-entry manifest:full-path="Pictures/10000201000000A80000012C4AD239713B734D1F.png" manifest:media-type="image/png"/>
  <manifest:file-entry manifest:full-path="Pictures/1000020100000122000000AEC92D7FB79A4CE620.png" manifest:media-type="image/png"/>
  <manifest:file-entry manifest:full-path="Pictures/10000201000000F6000000CC3E3FD64706377F11.png" manifest:media-type="image/png"/>
  <manifest:file-entry manifest:full-path="Pictures/1000020100000136000000A317EDEC4A77C54B82.png" manifest:media-type="image/png"/>
  <manifest:file-entry manifest:full-path="Pictures/1000020100000113000000B753D74257C2D0541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898cm" svg:height="8.549cm" svg:x="0.563cm" svg:y="12.533cm">
          <draw:image xlink:href="Pictures/10000201000000A80000012C4AD239713B734D1F.png" xlink:type="simple" xlink:show="embed" xlink:actuate="onLoad" loext:mime-type="image/png">
            <text:p/>
          </draw:image>
        </draw:frame>
        <draw:frame draw:style-name="gr1" draw:text-style-name="P1" draw:layer="layout" svg:width="7.172cm" svg:height="5.813cm" svg:x="12.132cm" svg:y="9.779cm">
          <draw:image xlink:href="Pictures/10000201000000F6000000CC3E3FD64706377F11.png" xlink:type="simple" xlink:show="embed" xlink:actuate="onLoad" loext:mime-type="image/png">
            <text:p/>
          </draw:image>
        </draw:frame>
        <draw:frame draw:style-name="gr1" draw:text-style-name="P1" draw:layer="layout" svg:width="9.038cm" svg:height="4.644cm" svg:x="4.699cm" svg:y="2.159cm">
          <draw:image xlink:href="Pictures/1000020100000136000000A317EDEC4A77C54B82.png" xlink:type="simple" xlink:show="embed" xlink:actuate="onLoad" loext:mime-type="image/png">
            <text:p/>
          </draw:image>
        </draw:frame>
        <draw:frame draw:style-name="gr1" draw:text-style-name="P1" draw:layer="layout" svg:width="8.455cm" svg:height="4.958cm" svg:x="24.892cm" svg:y="14.986cm">
          <draw:image xlink:href="Pictures/1000020100000122000000AEC92D7FB79A4CE620.png" xlink:type="simple" xlink:show="embed" xlink:actuate="onLoad" loext:mime-type="image/png">
            <text:p/>
          </draw:image>
        </draw:frame>
        <draw:frame draw:style-name="gr1" draw:text-style-name="P1" draw:layer="layout" svg:width="8.018cm" svg:height="5.214cm" svg:x="20.176cm" svg:y="9.398cm">
          <draw:image xlink:href="Pictures/1000020100000113000000B753D74257C2D0541F.png" xlink:type="simple" xlink:show="embed" xlink:actuate="onLoad" loext:mime-type="image/png">
            <text:p/>
          </draw:image>
        </draw:frame>
        <draw:frame draw:style-name="gr1" draw:text-style-name="P1" draw:layer="layout" svg:width="8.018cm" svg:height="5.214cm" svg:x="16.239cm" svg:y="15.487cm">
          <draw:image xlink:href="Pictures/1000020100000113000000B7B21DA7FD8CEFB55D.png" xlink:type="simple" xlink:show="embed" xlink:actuate="onLoad" loext:mime-type="image/png">
            <text:p/>
          </draw:image>
        </draw:frame>
        <draw:frame draw:style-name="gr1" draw:text-style-name="P1" draw:layer="layout" svg:width="8.018cm" svg:height="5.214cm" svg:x="17.653cm" svg:y="0.374cm">
          <draw:image xlink:href="Pictures/1000020100000113000000B72BFC45698A863854.png" xlink:type="simple" xlink:show="embed" xlink:actuate="onLoad" loext:mime-type="image/png">
            <text:p/>
          </draw:image>
        </draw:frame>
        <draw:frame draw:style-name="gr1" draw:text-style-name="P1" draw:layer="layout" svg:width="5.656cm" svg:height="7.38cm" svg:x="25.967cm" svg:y="0.762cm">
          <draw:image xlink:href="Pictures/10000201000000C200000103E8CD007240FE4D0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1T13:37:36.640200658</meta:creation-date>
    <dc:date>2020-03-01T13:48:52.827807042</dc:date>
    <meta:editing-duration>PT1M5S</meta:editing-duration>
    <meta:editing-cycles>1</meta:editing-cycles>
    <meta:document-statistic meta:object-count="8"/>
    <meta:generator>LibreOffice/6.3.4.2$Linux_X86_64 LibreOffice_project/30$Build-2</meta:generator>
  </office:meta>
</office:document-meta>
</file>